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491CD05E9E5B59BD483.jpg" manifest:media-type="image/jpeg"/>
  <manifest:file-entry manifest:full-path="Pictures/100000000000035200000491E27146DA388D7D37.jpg" manifest:media-type="image/jpeg"/>
  <manifest:file-entry manifest:full-path="Pictures/1000000000000352000004918DB19B6629FD93A4.jpg" manifest:media-type="image/jpeg"/>
  <manifest:file-entry manifest:full-path="Pictures/1000000000000352000004911FD88D083E446F67.jpg" manifest:media-type="image/jpeg"/>
  <manifest:file-entry manifest:full-path="Pictures/100000000000035200000491ADB8ABF96AE67945.jpg" manifest:media-type="image/jpeg"/>
  <manifest:file-entry manifest:full-path="Pictures/1000000000000352000004917E7F2F10E13289E9.jpg" manifest:media-type="image/jpeg"/>
  <manifest:file-entry manifest:full-path="Pictures/100000000000035200000491C614CBCC218ECE4D.jpg" manifest:media-type="image/jpeg"/>
  <manifest:file-entry manifest:full-path="Pictures/1000000000000352000004913D9AF93651B569A3.jpg" manifest:media-type="image/jpeg"/>
  <manifest:file-entry manifest:full-path="Pictures/1000000000000352000004913BDE624AA666A4CA.jpg" manifest:media-type="image/jpeg"/>
  <manifest:file-entry manifest:full-path="Pictures/1000000000000352000004913DEFD9322E7F17F6.jpg" manifest:media-type="image/jpeg"/>
  <manifest:file-entry manifest:full-path="Pictures/100000000000035200000491EAB2A4E2C018754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ea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3.38cm" draw:z-index="0"><draw:image xlink:href="Pictures/100000000000035200000491CD05E9E5B59BD483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2" text:anchor-type="paragraph" svg:width="17cm" svg:height="23.38cm" draw:z-index="1"><draw:image xlink:href="Pictures/100000000000035200000491E27146DA388D7D37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Figura3" text:anchor-type="paragraph" svg:width="17cm" svg:height="23.38cm" draw:z-index="2"><draw:image xlink:href="Pictures/1000000000000352000004911FD88D083E446F67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Figura4" text:anchor-type="paragraph" svg:width="17cm" svg:height="23.38cm" draw:z-index="3"><draw:image xlink:href="Pictures/1000000000000352000004917E7F2F10E13289E9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Figura5" text:anchor-type="paragraph" svg:width="17cm" svg:height="23.38cm" draw:z-index="4"><draw:image xlink:href="Pictures/100000000000035200000491ADB8ABF96AE67945.jpg" xlink:type="simple" xlink:show="embed" xlink:actuate="onLoad"/></draw:frame></text:p>
      <text:p text:style-name="Standard"/>
      <text:p text:style-name="Standard"/>
      <text:p text:style-name="Standard"><draw:frame draw:style-name="fr1" draw:name="Figura6" text:anchor-type="paragraph" svg:width="17cm" svg:height="23.38cm" draw:z-index="5"><draw:image xlink:href="Pictures/100000000000035200000491C614CBCC218ECE4D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7" text:anchor-type="paragraph" svg:width="17cm" svg:height="23.38cm" draw:z-index="6"><draw:image xlink:href="Pictures/1000000000000352000004913D9AF93651B569A3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8" text:anchor-type="paragraph" svg:width="17cm" svg:height="23.38cm" draw:z-index="7"><draw:image xlink:href="Pictures/1000000000000352000004913BDE624AA666A4CA.jp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Figura9" text:anchor-type="paragraph" svg:width="17cm" svg:height="23.38cm" draw:z-index="8"><draw:image xlink:href="Pictures/1000000000000352000004918DB19B6629FD93A4.jpg" xlink:type="simple" xlink:show="embed" xlink:actuate="onLoad"/></draw:frame></text:p>
      <text:p text:style-name="Standard"/>
      <text:p text:style-name="Standard"/>
      <text:p text:style-name="Standard"><draw:frame draw:style-name="fr1" draw:name="Figura10" text:anchor-type="paragraph" svg:width="17cm" svg:height="23.38cm" draw:z-index="9"><draw:image xlink:href="Pictures/1000000000000352000004913DEFD9322E7F17F6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<draw:frame draw:style-name="fr1" draw:name="Figura11" text:anchor-type="paragraph" svg:width="17cm" svg:height="23.38cm" draw:z-index="10"><draw:image xlink:href="Pictures/100000000000035200000491EAB2A4E2C018754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11:05.613000000</meta:creation-date>
    <dc:date>2018-03-07T13:15:21.640000000</dc:date>
    <meta:editing-duration>PT4M16S</meta:editing-duration>
    <meta:editing-cycles>1</meta:editing-cycles>
    <meta:generator>LibreOffice/5.3.0.3$Windows_x86 LibreOffice_project/7074905676c47b82bbcfbea1aeefc84afe1c50e1</meta:generator>
    <meta:document-statistic meta:table-count="0" meta:image-count="11" meta:object-count="0" meta:page-count="11" meta:paragraph-count="0" meta:word-count="0" meta:character-count="0" meta:non-whitespace-character-count="0"/>
  </office:meta>
</office:document-meta>
</file>